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a26a" officeooo:paragraph-rsid="000da26a"/>
    </style:style>
    <style:style style:name="P2" style:family="paragraph" style:parent-style-name="Standard">
      <style:text-properties officeooo:rsid="000ea1f5" officeooo:paragraph-rsid="000ea1f5"/>
    </style:style>
    <style:style style:name="P3" style:family="paragraph" style:parent-style-name="Standard">
      <style:text-properties style:font-name="Calibri" fo:font-size="12pt" officeooo:rsid="000da26a" officeooo:paragraph-rsid="000da26a"/>
    </style:style>
    <style:style style:name="P4" style:family="paragraph" style:parent-style-name="Standard">
      <style:text-properties style:font-name="Calibri" fo:font-size="12pt" officeooo:rsid="000e836d" officeooo:paragraph-rsid="000e836d"/>
    </style:style>
    <style:style style:name="P5" style:family="paragraph" style:parent-style-name="Standard">
      <style:text-properties style:font-name="Calibri" fo:font-size="12pt" officeooo:rsid="000ea1f5" officeooo:paragraph-rsid="000ea1f5"/>
    </style:style>
    <style:style style:name="P6" style:family="paragraph" style:parent-style-name="Standard">
      <style:text-properties style:font-name="Calibri" fo:font-size="10pt" officeooo:rsid="000da26a" officeooo:paragraph-rsid="000da26a"/>
    </style:style>
    <style:style style:name="P7" style:family="paragraph" style:parent-style-name="Standard">
      <style:text-properties style:font-name="Calibri" fo:font-size="12pt" officeooo:rsid="000fd69c" officeooo:paragraph-rsid="000ea1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cf0c" style:font-weight-asian="bold" style:font-weight-complex="bold"/>
    </style:style>
    <style:style style:name="T3" style:family="text">
      <style:text-properties officeooo:rsid="000e836d"/>
    </style:style>
    <style:style style:name="T4" style:family="text">
      <style:text-properties officeooo:rsid="000ea1f5"/>
    </style:style>
    <style:style style:name="T5" style:family="text">
      <style:text-properties officeooo:rsid="0010cf0c"/>
    </style:style>
    <style:style style:name="T6" style:family="text">
      <style:text-properties officeooo:rsid="00118641"/>
    </style:style>
    <style:style style:name="T7" style:family="text">
      <style:text-properties officeooo:rsid="0013361c"/>
    </style:style>
    <style:style style:name="T8" style:family="text">
      <style:text-properties officeooo:rsid="001508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Modelo lógico</text:span></text:p>
      <text:p text:style-name="P1"/>
      <text:p text:style-name="P3">dependiente(<text:span text:style-name="T1">id</text:span>, nombre, email, contraseña, <text:span text:style-name="T7">isA</text:span>dmin, imgPath, activo)</text:p>
      <text:p text:style-name="P3"><text:tab/>pk: uuid</text:p>
      <text:p text:style-name="P3"><text:tab/>vnn: contraseña,email,admin,activo,nombre</text:p>
      <text:p text:style-name="P3"/>
      <text:p text:style-name="P3"/>
      <text:p text:style-name="P6">pedido(<text:span text:style-name="T2">i</text:span><text:span text:style-name="T1">d</text:span>,<text:span text:style-name="T5">id_dependiente,</text:span> np_totales, nombre_usuario,importe_total, np_pendiente_entrega)</text:p>
      <text:p text:style-name="P3"><text:tab/>pk: uuid</text:p>
      <text:p text:style-name="P3"><text:tab/><text:span text:style-name="T5">fk: id_dependiente → dependiente</text:span></text:p>
      <text:p text:style-name="P3"><text:tab/>vnn:np_totales,nombre_usuario,importe_total,np_pendiente_entrega</text:p>
      <text:p text:style-name="P3"/>
      <text:p text:style-name="P3"/>
      <text:p text:style-name="P3">linea_pedido(<text:span text:style-name="T1">id</text:span>, <text:span text:style-name="T6">id_producto,</text:span> <text:span text:style-name="T6">id_pedido,</text:span>unidades<text:span text:style-name="T3">, precio)</text:span></text:p>
      <text:p text:style-name="P3"><text:tab/><text:span text:style-name="T3">pk:uuid</text:span></text:p>
      <text:p text:style-name="P3"><text:tab/><text:span text:style-name="T6">fk: id_pedido → pedido</text:span></text:p>
      <text:p text:style-name="P3"><text:tab/><text:span text:style-name="T6">fk: id_producto → producto</text:span></text:p>
      <text:p text:style-name="P3"><text:tab/><text:span text:style-name="T3">vnn: unidades, id_producto, </text:span><text:span text:style-name="T6">id_</text:span><text:span text:style-name="T3">precio, </text:span><text:span text:style-name="T6">unidades, precio</text:span></text:p>
      <text:p text:style-name="P3"/>
      <text:p text:style-name="P3"/>
      <text:p text:style-name="P4">producto(<text:span text:style-name="T1">id</text:span>, nombre, precio, pendiente_entrega, id_categoria)</text:p>
      <text:p text:style-name="P4"><text:tab/>pk: <text:span text:style-name="T4">uuid</text:span></text:p>
      <text:p text:style-name="P4"><text:tab/><text:span text:style-name="T4">vnn: nombre, precio, pendiente_entrega, id_categoria</text:span></text:p>
      <text:p text:style-name="P4"/>
      <text:p text:style-name="P4"/>
      <text:p text:style-name="P5">categoria(<text:span text:style-name="T1">id</text:span>, nombre, imgPath)</text:p>
      <text:p text:style-name="P5"><text:tab/>pk:<text:span text:style-name="T8">id</text:span></text:p>
      <text:p text:style-name="P5"><text:tab/>vnn: nombre</text:p>
      <text:p text:style-name="P5"><text:tab/></text:p>
      <text:p text:style-name="P5"/>
      <text:p text:style-name="P5"/>
      <text:p text:style-name="P7"/>
      <text:p text:style-name="P2"/>
      <text:p text:style-name="P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7:58:12.507805814</meta:creation-date>
    <dc:date>2025-11-25T18:14:39.814580165</dc:date>
    <meta:editing-duration>PT17M3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21" meta:word-count="61" meta:character-count="678" meta:non-whitespace-character-count="615"/>
  </office:meta>
</office:document-meta>
</file>